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97cm"/>
    </style:style>
    <style:style style:name="co4" style:family="table-column">
      <style:table-column-properties fo:break-before="auto" style:column-width="10.5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8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/>
    </style:style>
    <style:style style:name="ce5" style:family="table-cell" style:parent-style-name="Default">
      <style:text-properties fo:color="#008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2">
            <text:p>Ledger</text:p>
          </table:table-cell>
          <table:covered-table-cell/>
          <table:table-cell table:number-columns-repeated="4"/>
        </table:table-row>
        <table:table-row table:style-name="ro2"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Default"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Key</text:p>
          </table:table-cell>
          <table:table-cell office:value-type="string">
            <text:p>Default</text:p>
          </table:table-cell>
          <table:table-cell office:value-type="string">
            <text:p>Extra</text:p>
          </table:table-cell>
        </table:table-row>
        <table:table-row table:style-name="ro2">
          <table:table-cell table:style-name="Default" office:value-type="string">
            <text:p>ledger_address</text:p>
          </table:table-cell>
          <table:table-cell office:value-type="string">
            <text:p>varchar(150)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contact_email</text:p>
          </table:table-cell>
          <table:table-cell office:value-type="string">
            <text:p>varchar(30)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contact_no</text:p>
          </table:table-cell>
          <table:table-cell office:value-type="string">
            <text:p>varchar(15)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create_date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cst_tin</text:p>
          </table:table-cell>
          <table:table-cell office:value-type="string">
            <text:p>varchar(15)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PRI</text:p>
          </table:table-cell>
          <table:table-cell/>
          <table:table-cell office:value-type="string">
            <text:p>auto_increment</text:p>
          </table:table-cell>
        </table:table-row>
        <table:table-row table:style-name="ro2">
          <table:table-cell table:style-name="Default" office:value-type="string">
            <text:p>ledger_modification_date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nam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open_bal</text:p>
          </table:table-cell>
          <table:table-cell office:value-type="string">
            <text:p>decimal(10,0)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open_bal_type</text:p>
          </table:table-cell>
          <table:table-cell office:value-type="string">
            <text:p>char(1)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person_name</text:p>
          </table:table-cell>
          <table:table-cell office:value-type="string">
            <text:p>varchar(45)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present_bal</text:p>
          </table:table-cell>
          <table:table-cell office:value-type="string">
            <text:p>decimal(10,0)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present_bal _type</text:p>
          </table:table-cell>
          <table:table-cell office:value-type="string">
            <text:p>char(1)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typ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ledger_vat_tin</text:p>
          </table:table-cell>
          <table:table-cell office:value-type="string">
            <text:p>varchar(15)</text:p>
          </table:table-cell>
          <table:table-cell office:value-type="string">
            <text:p>YES</text:p>
          </table:table-cell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2">
            <text:p>Payment Voucher</text:p>
          </table:table-cell>
          <table:covered-table-cell/>
          <table:table-cell table:number-columns-repeated="4"/>
        </table:table-row>
        <table:table-row table:style-name="ro2"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Value comes from 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office:value-type="string">
            <text:p>Voucher No</text:p>
          </table:table-cell>
          <table:table-cell office:value-type="string">
            <text:p>Automatically from payment voucher table</text:p>
          </table:table-cell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Ref No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>
          <table:table-cell office:value-type="string">
            <text:p>Bank Cash A/c</text:p>
          </table:table-cell>
          <table:table-cell office:value-type="string">
            <text:p>From ledger Account list</text:p>
          </table:table-cell>
          <table:table-cell table:number-columns-repeated="4"/>
        </table:table-row>
        <table:table-row table:style-name="ro2">
          <table:table-cell office:value-type="string">
            <text:p>Balance</text:p>
          </table:table-cell>
          <table:table-cell office:value-type="string">
            <text:p>From ledger account balance as selected from ledger account list</text:p>
          </table:table-cell>
          <table:table-cell table:number-columns-repeated="4"/>
        </table:table-row>
        <table:table-row table:style-name="ro2">
          <table:table-cell office:value-type="string">
            <text:p>Particulars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>
          <table:table-cell office:value-type="string">
            <text:p>Debit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>
          <table:table-cell office:value-type="string">
            <text:p>Credit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>
          <table:table-cell office:value-type="string">
            <text:p>Bank 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>
          <table:table-cell office:value-type="string">
            <text:p>Branch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>
          <table:table-cell office:value-type="string">
            <text:p>Cheque No:</text:p>
          </table:table-cell>
          <table:table-cell office:value-type="string">
            <text:p>Entered By User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4" office:value-type="string" table:number-columns-spanned="2" table:number-rows-spanned="2">
            <text:p>Purchase Voucher</text:p>
          </table:table-cell>
          <table:covered-table-cell/>
          <table:table-cell table:number-columns-repeated="4"/>
        </table:table-row>
        <table:table-row table:style-name="ro2">
          <table:covered-table-cell table:number-columns-repeated="2"/>
          <table:table-cell table:number-columns-repeated="4"/>
        </table:table-row>
        <table:table-row table:style-name="ro2">
          <table:table-cell table:style-name="ce5" office:value-type="string">
            <text:p>Field</text:p>
          </table:table-cell>
          <table:table-cell table:style-name="ce2" office:value-type="string">
            <text:p>Value comes from 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Bill No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Ref No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From ledger Account list</text:p>
          </table:table-cell>
          <table:table-cell table:number-columns-repeated="4"/>
        </table:table-row>
        <table:table-row table:style-name="ro2">
          <table:table-cell office:value-type="string">
            <text:p>Item Name</text:p>
          </table:table-cell>
          <table:table-cell office:value-type="string">
            <text:p>From Inventory Item List</text:p>
          </table:table-cell>
          <table:table-cell table:number-columns-repeated="4"/>
        </table:table-row>
        <table:table-row table:style-name="ro2">
          <table:table-cell office:value-type="string">
            <text:p>Quantity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Unit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Quantity2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Unit 2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Rate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Total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Vat %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Vat Rs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Remarks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Vat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CST No</text:p>
          </table:table-cell>
          <table:table-cell office:value-type="string">
            <text:p>From ledger Account list</text:p>
          </table:table-cell>
          <table:table-cell table:number-columns-repeated="4"/>
        </table:table-row>
        <table:table-row table:style-name="ro2">
          <table:table-cell office:value-type="string">
            <text:p>Total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 table:number-columns-spanned="2" table:number-rows-spanned="2">
            <text:p>Reciept voucher</text:p>
          </table:table-cell>
          <table:covered-table-cell/>
          <table:table-cell table:number-columns-repeated="4"/>
        </table:table-row>
        <table:table-row table:style-name="ro2"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Field </text:p>
          </table:table-cell>
          <table:table-cell table:style-name="ce2" office:value-type="string">
            <text:p>Value comes from 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office:value-type="string">
            <text:p>Voucher No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Ref No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Bank Cash A/c</text:p>
          </table:table-cell>
          <table:table-cell office:value-type="string">
            <text:p>From AddLedger List</text:p>
          </table:table-cell>
          <table:table-cell table:number-columns-repeated="4"/>
        </table:table-row>
        <table:table-row table:style-name="ro2">
          <table:table-cell office:value-type="string">
            <text:p>Balance</text:p>
          </table:table-cell>
          <table:table-cell office:value-type="string">
            <text:p>As Selected by Ledger List</text:p>
          </table:table-cell>
          <table:table-cell table:number-columns-repeated="4"/>
        </table:table-row>
        <table:table-row table:style-name="ro2">
          <table:table-cell office:value-type="string">
            <text:p>Account desc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Dr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Cr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Bank 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Branch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Cheque No: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6" office:value-type="string" table:number-columns-spanned="2" table:number-rows-spanned="2">
            <text:p>Contra Voucher – from direct transfer from account to account</text:p>
          </table:table-cell>
          <table:covered-table-cell/>
          <table:table-cell table:number-columns-repeated="4"/>
        </table:table-row>
        <table:table-row table:style-name="ro2"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Field </text:p>
          </table:table-cell>
          <table:table-cell table:style-name="ce2" office:value-type="string">
            <text:p>Value comes from 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office:value-type="string">
            <text:p>Voucher No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By</text:p>
          </table:table-cell>
          <table:table-cell office:value-type="string">
            <text:p>As Selected by Ledger List</text:p>
          </table:table-cell>
          <table:table-cell table:number-columns-repeated="4"/>
        </table:table-row>
        <table:table-row table:style-name="ro2">
          <table:table-cell office:value-type="string">
            <text:p>Balance</text:p>
          </table:table-cell>
          <table:table-cell office:value-type="string">
            <text:p>As Selected by Ledger List</text:p>
          </table:table-cell>
          <table:table-cell table:number-columns-repeated="4"/>
        </table:table-row>
        <table:table-row table:style-name="ro2">
          <table:table-cell office:value-type="string">
            <text:p>To</text:p>
          </table:table-cell>
          <table:table-cell office:value-type="string">
            <text:p>Label</text:p>
          </table:table-cell>
          <table:table-cell table:number-columns-repeated="4"/>
        </table:table-row>
        <table:table-row table:style-name="ro2">
          <table:table-cell office:value-type="string">
            <text:p>Account In</text:p>
          </table:table-cell>
          <table:table-cell office:value-type="string">
            <text:p>As Selected by Ledger List</text:p>
          </table:table-cell>
          <table:table-cell table:number-columns-repeated="4"/>
        </table:table-row>
        <table:table-row table:style-name="ro2">
          <table:table-cell office:value-type="string">
            <text:p>Amount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Bank 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Branch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Cheque No: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6" office:value-type="string" table:number-columns-spanned="2" table:number-rows-spanned="3">
            <text:p>Sales Bill – Same as Purchase Bill</text:p>
          </table:table-cell>
          <table:covered-table-cell/>
          <table:table-cell table:number-columns-repeated="4"/>
        </table:table-row>
        <table:table-row table:style-name="ro2">
          <table:covered-table-cell table:style-name="ce6"/>
          <table:covered-table-cell/>
          <table:table-cell table:number-columns-repeated="4"/>
        </table:table-row>
        <table:table-row table:style-name="ro2"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Value comes from </text:p>
          </table:table-cell>
          <table:table-cell table:number-columns-repeated="4"/>
        </table:table-row>
        <table:table-row table:style-name="ro2">
          <table:table-cell office:value-type="string">
            <text:p>Bill No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string">
            <text:p>Automatically from System</text:p>
          </table:table-cell>
          <table:table-cell table:number-columns-repeated="4"/>
        </table:table-row>
        <table:table-row table:style-name="ro2">
          <table:table-cell office:value-type="string">
            <text:p>Customer</text:p>
          </table:table-cell>
          <table:table-cell office:value-type="string">
            <text:p>As Selected by Ledger List</text:p>
          </table:table-cell>
          <table:table-cell table:number-columns-repeated="4"/>
        </table:table-row>
        <table:table-row table:style-name="ro2">
          <table:table-cell office:value-type="string">
            <text:p>Site</text:p>
          </table:table-cell>
          <table:table-cell office:value-type="string">
            <text:p>No Idea</text:p>
          </table:table-cell>
          <table:table-cell table:number-columns-repeated="4"/>
        </table:table-row>
        <table:table-row table:style-name="ro2">
          <table:table-cell office:value-type="string">
            <text:p>Item Name</text:p>
          </table:table-cell>
          <table:table-cell office:value-type="string">
            <text:p>As selected by Inventory</text:p>
          </table:table-cell>
          <table:table-cell table:number-columns-repeated="4"/>
        </table:table-row>
        <table:table-row table:style-name="ro2">
          <table:table-cell office:value-type="string">
            <text:p>Quantity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Unit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Quantity2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Unit2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Rate </text:p>
          </table:table-cell>
          <table:table-cell office:value-type="string">
            <text:p>As selected by Inventory</text:p>
          </table:table-cell>
          <table:table-cell table:number-columns-repeated="4"/>
        </table:table-row>
        <table:table-row table:style-name="ro2">
          <table:table-cell office:value-type="string">
            <text:p>Total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Remarks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Vat%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Vat Rs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Remarks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Company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VAT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Frieght Charges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Discount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Total</text:p>
          </table:table-cell>
          <table:table-cell office:value-type="string">
            <text:p>Automatically Calculated System</text:p>
          </table:table-cell>
          <table:table-cell table:number-columns-repeated="4"/>
        </table:table-row>
        <table:table-row table:style-name="ro2">
          <table:table-cell office:value-type="string">
            <text:p>Challan 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Invoice 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office:value-type="string">
            <text:p>Challan Rate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2">
          <table:table-cell table:style-name="ce1" office:value-type="string" table:number-columns-spanned="2" table:number-rows-spanned="2">
            <text:p>Journal Voucher</text:p>
          </table:table-cell>
          <table:covered-table-cell/>
          <table:table-cell table:number-columns-repeated="4"/>
        </table:table-row>
        <table:table-row table:style-name="ro2">
          <table:covered-table-cell table:style-name="Default"/>
          <table:covered-table-cell/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Value comes from 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Voucher No</text:p>
          </table:table-cell>
          <table:table-cell office:value-type="string">
            <text:p>Automatically By Database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Date</text:p>
          </table:table-cell>
          <table:table-cell office:value-type="string">
            <text:p>Automatically By system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By</text:p>
          </table:table-cell>
          <table:table-cell office:value-type="string">
            <text:p>by Ledger List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Balance</text:p>
          </table:table-cell>
          <table:table-cell office:value-type="string">
            <text:p>by Database as chosen by Ledger List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to</text:p>
          </table:table-cell>
          <table:table-cell office:value-type="string">
            <text:p>Label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Account In</text:p>
          </table:table-cell>
          <table:table-cell office:value-type="string">
            <text:p>by Ledger List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Amount</text:p>
          </table:table-cell>
          <table:table-cell office:value-type="string">
            <text:p>By User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Description</text:p>
          </table:table-cell>
          <table:table-cell office:value-type="string">
            <text:p>By User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0m </meta:initial-creator>
    <meta:creation-date>2013-05-19T10:14:16</meta:creation-date>
    <dc:date>2013-05-21T21:38:41</dc:date>
    <dc:creator>t0m </dc:creator>
    <meta:editing-duration>PT10H37M35S</meta:editing-duration>
    <meta:editing-cycles>11</meta:editing-cycles>
    <meta:generator>LibreOffice/3.5$Linux_X86_64 LibreOffice_project/350m1$Build-2</meta:generator>
    <meta:document-statistic meta:table-count="3" meta:cell-count="238" meta:object-count="0"/>
  </office:meta>
</office:document-meta>
</file>